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harWildcardedPath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harWildcardedPathElement.SingleCharWildcardedPathElement( int pos , char [ ] literalText , int questionMarkCount , boolean caseSensitive , char 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ngleCharWildcardedPathElement.matches( int pathIndex , MatchingContext matchingContex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ingleCharWildcardedPathElement.getWildcar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harWildcardedPathElement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harWildcardedPathElement.getNormalize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